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6292d" officeooo:paragraph-rsid="0006292d" style:font-size-asian="12pt" style:font-weight-asian="bold" style:font-name-complex="Arial" style:font-size-complex="12pt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6292d" officeooo:paragraph-rsid="00094cf8" style:font-size-asian="12pt" style:font-weight-asian="bold" style:font-name-complex="Arial" style:font-size-complex="12pt"/>
    </style:style>
    <style:style style:name="P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ab913" officeooo:paragraph-rsid="000ab913" style:font-size-asian="12pt" style:font-weight-asian="bold" style:font-name-complex="Arial" style:font-size-complex="12pt"/>
    </style:style>
    <style:style style:name="P7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ab913" officeooo:paragraph-rsid="000ab913" style:font-size-asian="12pt" style:font-weight-asian="bold" style:font-name-complex="Arial" style:font-size-complex="12pt"/>
    </style:style>
    <style:style style:name="P8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06292d" officeooo:paragraph-rsid="0006292d" style:font-size-asian="12pt" style:font-weight-asian="bold" style:font-name-complex="Arial" style:font-size-complex="12pt"/>
    </style:style>
    <style:style style:name="P9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solid" style:text-underline-width="auto" style:text-underline-color="font-color" fo:font-weight="bold" officeooo:rsid="00068400" officeooo:paragraph-rsid="0006292d" style:font-size-asian="12pt" style:font-weight-asian="bold" style:font-name-complex="Arial" style:font-size-complex="12pt"/>
    </style:style>
    <style:style style:name="P10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solid" style:text-underline-width="auto" style:text-underline-color="font-color" fo:font-weight="bold" officeooo:rsid="00068400" officeooo:paragraph-rsid="00068400" style:font-size-asian="12pt" style:font-weight-asian="bold" style:font-name-complex="Arial" style:font-size-complex="12pt"/>
    </style:style>
    <style:style style:name="P11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68400" officeooo:paragraph-rsid="000ab913" style:font-size-asian="12pt" style:font-weight-asian="bold" style:font-name-complex="Arial" style:font-size-complex="12pt"/>
    </style:style>
    <style:style style:name="T1" style:family="text">
      <style:text-properties officeooo:rsid="0006292d"/>
    </style:style>
    <style:style style:name="T2" style:family="text">
      <style:text-properties officeooo:rsid="00068400"/>
    </style:style>
    <style:style style:name="T3" style:family="text">
      <style:text-properties style:font-name="Arial Black" style:text-underline-style="solid" style:text-underline-width="auto" style:text-underline-color="font-color"/>
    </style:style>
    <style:style style:name="T4" style:family="text">
      <style:text-properties style:font-name="Arial Black" style:text-underline-style="solid" style:text-underline-width="auto" style:text-underline-color="font-color" officeooo:rsid="00068400"/>
    </style:style>
    <style:style style:name="T5" style:family="text">
      <style:text-properties style:font-name="Arial Black" style:text-underline-style="solid" style:text-underline-width="auto" style:text-underline-color="font-color" officeooo:rsid="000629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Eaves <text:span text:style-name="T3">C9.</text:span><text:span text:style-name="T4">3</text:span></text:p>
            <text:p text:style-name="P4">Chase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<text:span text:style-name="T2">S</text:span>wirlies</text:p>
            <text:p text:style-name="P7">Projector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4">Eaves <text:span text:style-name="T3">C9.</text:span><text:span text:style-name="T4">3</text:span></text:p>
            <text:p text:style-name="P4">Chase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7"><text:span text:style-name="T2">S</text:span>wirlies</text:p>
            <text:p text:style-name="P11">Projector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" office:value-type="string">
            <text:p text:style-name="P1"/>
          </table:table-cell>
          <table:table-cell table:style-name="Table1.A1" table:number-rows-spanned="2" office:value-type="string">
            <text:p text:style-name="P9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Eaves <text:span text:style-name="T3">C9.</text:span><text:span text:style-name="T4">3</text:span></text:p>
            <text:p text:style-name="P4">Chase <text:span text:style-name="T2">Blu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/>
          </table:table-cell>
          <table:table-cell table:style-name="Table1.H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1">Eaves </text:span><text:span text:style-name="T5">C9.</text:span><text:span text:style-name="T4">3</text:span></text:p>
            <text:p text:style-name="P4">Chase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/>
          </table:table-cell>
          <table:table-cell table:style-name="Table1.H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">Bushes <text:span text:style-name="T3">5.</text:span><text:span text:style-name="T4">3</text:span></text:p>
            <text:p text:style-name="P5">Right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6" office:value-type="string">
            <text:p text:style-name="P1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Bushes <text:span text:style-name="T3">5.</text:span><text:span text:style-name="T4">3</text:span></text:p>
            <text:p text:style-name="P5">Right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7" office:value-type="string">
            <text:p text:style-name="P1"/>
          </table:table-cell>
          <table:table-cell table:style-name="Table1.A1" table:number-rows-spanned="2" office:value-type="string">
            <text:p text:style-name="P9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Bushes <text:span text:style-name="T3">3.</text:span><text:span text:style-name="T4">3</text:span></text:p>
            <text:p text:style-name="P5">Center <text:span text:style-name="T2">Blu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ushes <text:span text:style-name="T3">3.</text:span><text:span text:style-name="T4">3</text:span></text:p>
            <text:p text:style-name="P5">Center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5">Bushes <text:span text:style-name="T3">5.</text:span><text:span text:style-name="T4">3</text:span></text:p>
            <text:p text:style-name="P5">Right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Bushes <text:span text:style-name="T3">5.</text:span><text:span text:style-name="T4">3</text:span></text:p>
            <text:p text:style-name="P5">Right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2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Bushes <text:span text:style-name="T3">3.</text:span><text:span text:style-name="T4">3</text:span></text:p>
            <text:p text:style-name="P5">Center <text:span text:style-name="T2">Blu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1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ushes <text:span text:style-name="T3">3.</text:span><text:span text:style-name="T4">3</text:span></text:p>
            <text:p text:style-name="P5">Center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Bushes <text:span text:style-name="T3">2.</text:span><text:span text:style-name="T4">3</text:span></text:p>
            <text:p text:style-name="P5">Left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6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Bushes <text:span text:style-name="T3">2.</text:span><text:span text:style-name="T4">3</text:span></text:p>
            <text:p text:style-name="P5">Left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7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Menorah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1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Menora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Bushes <text:span text:style-name="T3">2.</text:span><text:span text:style-name="T4">3</text:span></text:p>
            <text:p text:style-name="P5">Left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2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Bushes <text:span text:style-name="T3">2.</text:span><text:span text:style-name="T4">3</text:span></text:p>
            <text:p text:style-name="P5">Left <text:span text:style-name="T2">Blu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2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Countdown</text:p>
            <text:p text:style-name="P6">Timer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2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2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Countdown</text:p>
            <text:p text:style-name="P6">Tim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2701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01-15T11:44:13.284000000</dc:date>
    <meta:editing-cycles>8</meta:editing-cycles>
    <meta:editing-duration>PT2H2M53S</meta:editing-duration>
    <meta:print-date>2021-01-15T11:43:04.727000000</meta:print-date>
    <meta:document-statistic meta:table-count="1" meta:image-count="0" meta:object-count="0" meta:page-count="2" meta:paragraph-count="42" meta:word-count="74" meta:character-count="382" meta:non-whitespace-character-count="350"/>
    <meta:template xlink:type="simple" xlink:actuate="onRequest" xlink:title="" xlink:href="../../../Templates/Mr.%20Label%20MR183%20Cable%20Flags.odt/Normal"/>
  </office:meta>
</office:document-meta>
</file>